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65C0990C239608D9FB.png" manifest:media-type="image/png"/>
  <manifest:file-entry manifest:full-path="Pictures/10003DDA00000F8100000F818E6198EB32A987EA.svg" manifest:media-type="image/svg+xml"/>
  <manifest:file-entry manifest:full-path="Pictures/10002B3700000A7000000A709C6F40AD2C65752D.svg" manifest:media-type="image/svg+xml"/>
  <manifest:file-entry manifest:full-path="Pictures/10000201000001B10000019DAD95C9B573CF1C93.png" manifest:media-type="image/png"/>
  <manifest:file-entry manifest:full-path="Pictures/100002010000016D000001245B02A5D95BBA2290.png" manifest:media-type="image/png"/>
  <manifest:file-entry manifest:full-path="Pictures/10000201000006D40000041EAE5235732E44508B.png" manifest:media-type="image/png"/>
  <manifest:file-entry manifest:full-path="Pictures/10000201000000FB00000054D76CF67A13C5E5AC.png" manifest:media-type="image/png"/>
  <manifest:file-entry manifest:full-path="Pictures/100002010000026E0000024D7F15390E768741F9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1AA000000E546490DD5EA3064E8.png" manifest:media-type="image/png"/>
  <manifest:file-entry manifest:full-path="Pictures/10001B6100000B0F00000B0FDEFEA0765D21C167.svg" manifest:media-type="image/svg+xml"/>
  <manifest:file-entry manifest:full-path="Pictures/100002010000009600000096B66F2B12250A8111.png" manifest:media-type="image/png"/>
  <manifest:file-entry manifest:full-path="Pictures/1000020100000163000001643AAEE8BC43DE781E.png" manifest:media-type="image/png"/>
  <manifest:file-entry manifest:full-path="Pictures/10000201000001B1000000517FBBFEAA683B30AA.png" manifest:media-type="image/png"/>
  <manifest:file-entry manifest:full-path="Pictures/10000201000000F00000001634222B0E3F4FA74F.png" manifest:media-type="image/png"/>
  <manifest:file-entry manifest:full-path="Pictures/100025CF000024B1000024CBC15AB9D36670036F.svg" manifest:media-type="image/svg+xml"/>
  <manifest:file-entry manifest:full-path="Pictures/10000000000002F00000003D7B72A2E032451D34.png" manifest:media-type="image/png"/>
  <manifest:file-entry manifest:full-path="Pictures/1000020100000288000002740B31A052B0ECEA9A.png" manifest:media-type="image/png"/>
  <manifest:file-entry manifest:full-path="Pictures/10000201000003A50000002C36450740E135996E.png" manifest:media-type="image/png"/>
  <manifest:file-entry manifest:full-path="Pictures/10000201000001AB000003D792427B29D4076118.png" manifest:media-type="image/png"/>
  <manifest:file-entry manifest:full-path="Pictures/10000201000001DF000000D16DE2D0B3A193F937.png" manifest:media-type="image/png"/>
  <manifest:file-entry manifest:full-path="Pictures/1000020100000275000000196B42CBD47502DB50.png" manifest:media-type="image/png"/>
  <manifest:file-entry manifest:full-path="Pictures/10000201000001CC0000003E8CD5CD1D5FC76384.png" manifest:media-type="image/png"/>
  <manifest:file-entry manifest:full-path="Pictures/10000000000002F00000002263B9CE3EFA6074A1.png" manifest:media-type="image/png"/>
  <manifest:file-entry manifest:full-path="Pictures/100002010000006B0000006BC558511A1C608329.png" manifest:media-type="image/png"/>
  <manifest:file-entry manifest:full-path="Pictures/100002010000006B0000006BF669BF5714E34D43.png" manifest:media-type="image/png"/>
  <manifest:file-entry manifest:full-path="Pictures/10004F4100000A7000000A70108A5D898124B602.svg" manifest:media-type="image/svg+xml"/>
  <manifest:file-entry manifest:full-path="Pictures/10000201000000E9000000A5BEA92586BB8D2090.png" manifest:media-type="image/png"/>
  <manifest:file-entry manifest:full-path="Pictures/100002010000006500000065A3DC2F2B03C36995.png" manifest:media-type="image/png"/>
  <manifest:file-entry manifest:full-path="Pictures/100022A000001818000011170A8981532575CC42.svg" manifest:media-type="image/svg+xml"/>
  <manifest:file-entry manifest:full-path="Pictures/10000201000002230000046F4C0072D6400FCD40.png" manifest:media-type="image/png"/>
  <manifest:file-entry manifest:full-path="Pictures/100002010000035300000049F5C8963D138B7A1B.png" manifest:media-type="image/png"/>
  <manifest:file-entry manifest:full-path="Pictures/1000118500000B0F00000B0F97873F8E3DF2FA97.svg" manifest:media-type="image/svg+xml"/>
  <manifest:file-entry manifest:full-path="Pictures/10000201000002F20000011EACBF624A05B336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text-properties fo:color="#c7243a" fo:font-size="18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8pt" style:font-size-asian="24pt" style:font-size-complex="24pt"/>
    </style:style>
    <style:style style:name="P12" style:family="paragraph">
      <style:paragraph-properties fo:text-align="center"/>
      <style:text-properties fo:color="#c7243a" fo:font-size="18pt" style:font-size-asian="24pt" style:font-size-complex="24pt"/>
    </style:style>
    <style:style style:name="P13" style:family="paragraph">
      <style:text-properties fo:color="#c7243a" fo:font-size="12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fo:margin-left="0cm" fo:margin-right="0cm" fo:margin-top="0cm" fo:margin-bottom="0.4cm" fo:text-indent="0cm"/>
    </style:style>
    <style:style style:name="P19" style:family="paragraph">
      <style:paragraph-properties fo:margin-left="0cm" fo:margin-right="0cm" fo:margin-top="0cm" fo:margin-bottom="0.499cm" fo:text-indent="0cm"/>
      <style:text-properties fo:color="#000000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36pt" style:font-size-asian="24pt" style:font-size-complex="24pt"/>
    </style:style>
    <style:style style:name="T10" style:family="text">
      <style:text-properties fo:color="#c7243a" fo:font-size="12pt" style:font-size-asian="24pt" style:font-size-complex="24pt"/>
    </style:style>
    <style:style style:name="T11" style:family="text">
      <style:text-properties fo:color="#000000" fo:font-size="18pt" style:font-size-asian="24pt" style:font-size-complex="24pt"/>
    </style:style>
    <style:style style:name="T12" style:family="text">
      <style:text-properties fo:color="#c7243a" fo:font-size="18pt" style:font-size-asian="24pt" style:font-size-complex="24pt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3465a4" fo:font-size="12pt" style:font-size-asian="24pt" style:font-size-complex="24pt"/>
    </style:style>
    <style:style style:name="T17" style:family="text">
      <style:text-properties fo:color="#000000" fo:font-size="12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22" style:family="text">
      <style:text-properties fo:color="#c7243a" fo:font-size="24pt" fo:background-color="#ffffff" style:font-size-asian="24pt" style:font-size-complex="24pt"/>
    </style:style>
    <style:style style:name="T23" style:family="text">
      <style:text-properties fo:color="#000000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</text:span><text:span text:style-name="T1">the </text:span><text:span text:style-name="T1">Platf</text:span><text:span text:style-name="T1">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</text:span><text:span text:style-name="T2">d </text:span><text:span text:style-name="T2">idea</text:span><text:span text:style-name="T2">s get </text:span><text:span text:style-name="T2">stan</text:span><text:span text:style-name="T2">dard</text:span><text:span text:style-name="T2">ized</text:span></text:p>
          </draw:text-box>
        </draw:frame>
        <draw:frame presentation:style-name="pr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 then standardized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that were standardized into the Web Component Standards.</text:p>
                  </text:list-item>
                  <text:list-item>
                    <text:p>Build applications with HTML not framework specific component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3AAEE8BC43DE781E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A custom HTML tag built with web platform APIs that allow developers to encapsulate UI/UX into a reusable component that can be tested, documented, versioned, extend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May 22</text:span><text:span text:style-name="T5">nd</text:span><text:span text:style-name="T4"> </text:span><text:span text:style-name="T4">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is released October 22</text:span><text:span text:style-name="T5">nd</text:span><text:span text:style-name="T4"> 2014</text:span></text:p>
              </text:list-item>
              <text:list-item>
                <text:p><text:span text:style-name="T6">Web component polyfills released May 11</text:span><text:span text:style-name="T7">th</text:span><text:span text:style-name="T6"> 2017</text:span><text:span text:style-name="T8"> – makes web </text:span><text:span text:style-name="T8">components possible without browser support.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 (after re-basing on top on </text:span><text:span text:style-name="T4">chromium)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A3DC2F2B03C3699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0.066cm" svg:height="2.845cm" svg:x="8.128cm" svg:y="0.254cm" presentation:class="title" presentation:user-transformed="true">
          <draw:text-box>
            <text:p text:style-name="P6"><text:span text:style-name="T9">Web </text:span><text:span text:style-name="T9">Platf</text:span><text:span text:style-name="T9">orm </text:span><text:span text:style-name="T9">API </text:span><text:span text:style-name="T9">Exa</text:span><text:span text:style-name="T9">mple</text:span></text:p>
          </draw:text-box>
        </draw:frame>
        <draw:frame draw:style-name="gr3" draw:text-style-name="P8" draw:layer="layout" svg:width="3.048cm" svg:height="0.762cm" svg:x="7.62cm" svg:y="6.604cm">
          <draw:text-box>
            <text:p><text:span text:style-name="T10">Source Code</text:span></text:p>
          </draw:text-box>
        </draw:frame>
        <draw:frame draw:style-name="gr2" draw:text-style-name="P3" draw:layer="layout" svg:width="6.839cm" svg:height="15.747cm" svg:x="0.019cm" svg:y="0.001cm">
          <draw:image xlink:href="Pictures/10000201000001AB000003D792427B29D4076118.png" xlink:type="simple" xlink:show="embed" xlink:actuate="onLoad">
            <text:p/>
          </draw:image>
        </draw:frame>
        <draw:frame presentation:style-name="pr5" draw:text-style-name="P9" draw:layer="layout" svg:width="13.462cm" svg:height="3.971cm" svg:x="7.874cm" svg:y="2.633cm" presentation:class="outline" presentation:user-transformed="true">
          <draw:text-box>
            <text:list text:style-name="L2">
              <text:list-item>
                <text:p><text:span text:style-name="T11">This is an example of a component built with </text:span><text:span text:style-name="T11">Native APIs.</text:span></text:p>
              </text:list-item>
              <text:list-item>
                <text:p><text:span text:style-name="T11">Its a message box to convey information to </text:span><text:span text:style-name="T11">customers. </text:span></text:p>
              </text:list-item>
              <text:list-item>
                <text:p><text:span text:style-name="T11">Built entirely with Native APIs.</text:span></text:p>
                <text:list>
                  <text:list-item>
                    <text:p><text:span text:style-name="T11">API Implemented by browser engine.</text:span></text:p>
                  </text:list-item>
                  <text:list-item>
                    <text:p><text:span text:style-name="T11">No JavaScript library used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2" draw:text-style-name="P3" draw:layer="layout" svg:width="14.732cm" svg:height="0.685cm" svg:x="6.858cm" svg:y="9.476cm">
          <draw:image xlink:href="Pictures/10000201000003A50000002C36450740E135996E.png" xlink:type="simple" xlink:show="embed" xlink:actuate="onLoad">
            <text:p/>
          </draw:image>
        </draw:frame>
        <draw:frame draw:style-name="gr2" draw:text-style-name="P3" draw:layer="layout" svg:width="14.681cm" svg:height="1.344cm" svg:x="6.858cm" svg:y="7.45cm">
          <draw:image xlink:href="Pictures/100002010000035300000049F5C8963D138B7A1B.png" xlink:type="simple" xlink:show="embed" xlink:actuate="onLoad">
            <text:p/>
          </draw:image>
        </draw:frame>
        <draw:frame draw:style-name="gr2" draw:text-style-name="P3" draw:layer="layout" svg:width="14.732cm" svg:height="5.587cm" svg:x="6.858cm" svg:y="10.161cm">
          <draw:image xlink:href="Pictures/10000201000002F20000011EACBF624A05B336F9.png" xlink:type="simple" xlink:show="embed" xlink:actuate="onLoad">
            <text:p/>
          </draw:image>
        </draw:frame>
        <draw:line draw:style-name="gr4" draw:text-style-name="P10" draw:layer="layout" svg:x1="4.826cm" svg:y1="7.112cm" svg:x2="7.62cm" svg:y2="7.112cm">
          <text:p/>
        </draw:line>
        <draw:line draw:style-name="gr4" draw:text-style-name="P10" draw:layer="layout" svg:x1="21.59cm" svg:y1="8.128cm" svg:x2="22.352cm" svg:y2="8.128cm">
          <text:p/>
        </draw:line>
        <draw:frame draw:style-name="gr5" draw:text-style-name="P8" draw:layer="layout" svg:width="4.826cm" svg:height="1.199cm" svg:x="22.352cm" svg:y="7.691cm">
          <draw:text-box>
            <text:p><text:span text:style-name="T10">Displayed in </text:span><text:span text:style-name="T10">browser</text:span></text:p>
          </draw:text-box>
        </draw:frame>
        <draw:frame draw:style-name="gr2" draw:text-style-name="P3" draw:layer="layout" svg:width="14.609cm" svg:height="0.579cm" svg:x="6.858cm" svg:y="8.819cm">
          <draw:image xlink:href="Pictures/1000020100000275000000196B42CBD47502DB50.png" xlink:type="simple" xlink:show="embed" xlink:actuate="onLoad">
            <text:p/>
          </draw:image>
        </draw:frame>
        <draw:frame draw:style-name="gr5" draw:text-style-name="P8" draw:layer="layout" svg:width="3.81cm" svg:height="1.199cm" svg:x="22.352cm" svg:y="8.636cm">
          <draw:text-box>
            <text:p><text:span text:style-name="T10">How it’s </text:span><text:span text:style-name="T10">loaded</text:span></text:p>
          </draw:text-box>
        </draw:frame>
        <draw:line draw:style-name="gr4" draw:text-style-name="P10" draw:layer="layout" svg:x1="21.59cm" svg:y1="9.144cm" svg:x2="22.352cm" svg:y2="9.144cm">
          <text:p/>
        </draw:line>
        <draw:frame draw:style-name="gr3" draw:text-style-name="P8" draw:layer="layout" svg:width="3.048cm" svg:height="0.762cm" svg:x="22.352cm" svg:y="9.398cm">
          <draw:text-box>
            <text:p><text:span text:style-name="T10">How it’s used</text:span></text:p>
          </draw:text-box>
        </draw:frame>
        <draw:line draw:style-name="gr4" draw:text-style-name="P10" draw:layer="layout" svg:x1="21.59cm" svg:y1="9.906cm" svg:x2="22.352cm" svg:y2="9.906cm">
          <text:p/>
        </draw:line>
        <draw:line draw:style-name="gr4" draw:text-style-name="P10" draw:layer="layout" svg:x1="21.59cm" svg:y1="10.668cm" svg:x2="22.352cm" svg:y2="10.668cm">
          <text:p/>
        </draw:line>
        <draw:frame draw:style-name="gr5" draw:text-style-name="P8" draw:layer="layout" svg:width="4.318cm" svg:height="1.199cm" svg:x="22.352cm" svg:y="10.16cm">
          <draw:text-box>
            <text:p><text:span text:style-name="T10">How it’s </text:span><text:span text:style-name="T10">rendered</text:span></text:p>
          </draw:text-box>
        </draw:frame>
        <draw:frame draw:style-name="gr2" draw:text-style-name="P3" draw:layer="layout" svg:width="4.111cm" svg:height="2.916cm" svg:x="23.876cm" svg:y="11.938cm">
          <draw:image xlink:href="Pictures/100022A000001818000011170A8981532575CC42.svg" xlink:type="simple" xlink:show="embed" xlink:actuate="onLoad">
            <text:p/>
          </draw:image>
          <draw:image xlink:href="Pictures/10000201000000E9000000A5BEA92586BB8D209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9" draw:text-style-name="P11" draw:layer="layout" svg:width="10.668cm" svg:height="3.304cm" svg:x="10.922cm" svg:y="0cm" presentation:class="title" presentation:user-transformed="true">
          <draw:text-box>
            <text:p text:style-name="P6"><text:span text:style-name="T13">Best </text:span><text:span text:style-name="T13">Practi</text:span><text:span text:style-name="T13">ces </text:span><text:span text:style-name="T13">exam</text:span><text:span text:style-name="T13">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12" draw:layer="layout" svg:x1="7.586cm" svg:y1="2.285cm" svg:x2="8.379cm" svg:y2="2.285cm">
          <text:p/>
        </draw:line>
        <draw:frame draw:style-name="gr6" draw:text-style-name="P8" draw:layer="layout" svg:width="3.047cm" svg:height="0.725cm" svg:x="8.379cm" svg:y="1.903cm">
          <draw:text-box>
            <text:p><text:span text:style-name="T10">Source code</text:span></text:p>
          </draw:text-box>
        </draw:frame>
        <draw:line draw:style-name="gr4" draw:text-style-name="P10" draw:layer="layout" svg:x1="19.304cm" svg:y1="10.16cm" svg:x2="18.288cm" svg:y2="10.16cm">
          <text:p/>
        </draw:line>
        <draw:frame draw:style-name="gr6" draw:text-style-name="P8" draw:layer="layout" svg:width="2.539cm" svg:height="0.725cm" svg:x="16.003cm" svg:y="9.869cm">
          <draw:text-box>
            <text:p><text:span text:style-name="T10">Unit tests</text:span></text:p>
          </draw:text-box>
        </draw:frame>
        <draw:line draw:style-name="gr4" draw:text-style-name="P10" draw:layer="layout" svg:x1="14.981cm" svg:y1="3.556cm" svg:x2="15.488cm" svg:y2="3.556cm">
          <text:p/>
        </draw:line>
        <draw:frame draw:style-name="gr7" draw:text-style-name="P8" draw:layer="layout" svg:width="2.793cm" svg:height="1.673cm" svg:x="15.556cm" svg:y="2.881cm">
          <draw:text-box>
            <text:p><text:span text:style-name="T10">Displayed in </text:span><text:span text:style-name="T10">browser</text:span></text:p>
          </draw:text-box>
        </draw:frame>
        <draw:line draw:style-name="gr4" draw:text-style-name="P10" draw:layer="layout" svg:x1="14.478cm" svg:y1="6.096cm" svg:x2="15.24cm" svg:y2="6.096cm">
          <text:p/>
        </draw:line>
        <draw:frame draw:style-name="gr5" draw:text-style-name="P8" draw:layer="layout" svg:width="3.047cm" svg:height="1.199cm" svg:x="14.987cm" svg:y="5.659cm">
          <draw:text-box>
            <text:p><text:span text:style-name="T10">How it’s used</text:span></text:p>
          </draw:text-box>
        </draw:frame>
        <draw:line draw:style-name="gr4" draw:text-style-name="P10" draw:layer="layout" svg:x1="15.489cm" svg:y1="11.174cm" svg:x2="16.759cm" svg:y2="11.174cm">
          <text:p/>
        </draw:line>
        <draw:frame draw:style-name="gr5" draw:text-style-name="P8" draw:layer="layout" svg:width="2.793cm" svg:height="1.199cm" svg:x="16.758cm" svg:y="10.666cm">
          <draw:text-box>
            <text:p><text:span text:style-name="T10">Rendered in </text:span><text:span text:style-name="T10">browse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10" draw:layer="layout" svg:x1="14.224cm" svg:y1="13.208cm" svg:x2="14.954cm" svg:y2="13.208cm">
          <text:p/>
        </draw:line>
        <draw:frame draw:style-name="gr3" draw:text-style-name="P8" draw:layer="layout" svg:width="4.317cm" svg:height="0.762cm" svg:x="14.733cm" svg:y="12.7cm">
          <draw:text-box>
            <text:p><text:span text:style-name="T10">How it’s </text:span><text:span text:style-name="T10">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4" draw:text-style-name="P10" draw:layer="layout" svg:x1="14.224cm" svg:y1="13.97cm" svg:x2="14.954cm" svg:y2="13.97cm">
          <text:p/>
        </draw:line>
        <draw:line draw:style-name="gr4" draw:text-style-name="P10" draw:layer="layout" svg:x1="11.938cm" svg:y1="14.732cm" svg:x2="13.97cm" svg:y2="14.732cm">
          <text:p/>
        </draw:line>
        <draw:frame draw:style-name="gr3" draw:text-style-name="P8" draw:layer="layout" svg:width="4.317cm" svg:height="0.762cm" svg:x="14.734cm" svg:y="13.462cm">
          <draw:text-box>
            <text:p><text:span text:style-name="T10">How it’s </text:span><text:span text:style-name="T10">loaded</text:span></text:p>
          </draw:text-box>
        </draw:frame>
        <draw:frame draw:style-name="gr5" draw:text-style-name="P8" draw:layer="layout" svg:width="5.621cm" svg:height="1.199cm" svg:x="13.937cm" svg:y="14.224cm">
          <draw:text-box>
            <text:p><text:span text:style-name="T10">Dependency </text:span><text:span text:style-name="T10">management</text:span></text:p>
          </draw:text-box>
        </draw:frame>
        <draw:frame presentation:style-name="pr5" draw:text-style-name="P13" draw:layer="layout" svg:width="10.922cm" svg:height="7.366cm" svg:x="17.526cm" svg:y="2.794cm" presentation:class="outline" presentation:user-transformed="true">
          <draw:text-box>
            <text:list text:style-name="L2">
              <text:list-item>
                <text:p><text:span text:style-name="T14">This is an example of a component built following</text:span><text:span text:style-name="T15"> </text:span><text:span text:style-name="T16"><text:a xlink:href="https://open-wc.org/" xlink:type="simple">open recommendations and best practices</text:a></text:span></text:p>
              </text:list-item>
              <text:list-item>
                <text:p><text:span text:style-name="T17">Extends from LitElement which is a web component wrapper around </text:span><text:span text:style-name="T17">the lit-html project which is an extremely small and fast template </text:span><text:span text:style-name="T17">library.</text:span></text:p>
                <text:list>
                  <text:list-item>
                    <text:p><text:span text:style-name="T17">lit-html ~ 1.7Kb</text:span></text:p>
                  </text:list-item>
                  <text:list-item>
                    <text:p><text:span text:style-name="T17">Vue ~ 30Kb</text:span></text:p>
                  </text:list-item>
                  <text:list-item>
                    <text:p><text:span text:style-name="T17">JQuery ~ 97.85Kb</text:span></text:p>
                  </text:list-item>
                </text:list>
              </text:list-item>
              <text:list-item>
                <text:p><text:span text:style-name="T17">Automated Testing!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4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8">Don’t work in IE.</text:span><text:span text:style-name="T19"> </text:span><text:span text:style-name="T20"><text:a xlink:href="https://polyfill.io/v3/" xlink:type="simple">polyfills</text:a></text:span><text:span text:style-name="T19">.</text:span></text:p>
              </text:list-item>
              <text:list-item>
                <text:p><text:span text:style-name="T18">APIs too verbose.</text:span><text:span text:style-name="T19"> </text:span><text:span text:style-name="T20"><text:a xlink:href="https://lit-element.polymer-project.org/" xlink:type="simple">LitElement</text:a></text:span><text:span text:style-name="T19">.</text:span></text:p>
              </text:list-item>
              <text:list-item>
                <text:p><text:span text:style-name="T18">If your going to use a </text:span><text:span text:style-name="T18">library we might as well </text:span><text:span text:style-name="T18">use what’s provided by a </text:span><text:span text:style-name="T18">JS framework.</text:span><text:span text:style-name="T19"> </text:span></text:p>
                <text:list>
                  <text:list-item>
                    <text:p><text:span text:style-name="T19">LitElement smaller, </text:span><text:span text:style-name="T19">faster.</text:span></text:p>
                  </text:list-item>
                  <text:list-item>
                    <text:p><text:span text:style-name="T19">We don’t need to </text:span><text:span text:style-name="T19">choose a </text:span><text:span text:style-name="T21">JavaScript</text:span><text:span text:style-name="T19"> </text:span><text:span text:style-name="T19">framework. Have you </text:span><text:span text:style-name="T19">heard of </text:span><text:span text:style-name="T20"><text:a xlink:href="https://vaadin.com/docs/v16/flow/introduction/introduction-overview.html" xlink:type="simple">Vaadin Flow?</text:a></text:span></text:p>
                  </text:list-item>
                </text:list>
              </text:list-item>
              <text:list-item>
                <text:p><text:span text:style-name="T18">Its not stable enough.</text:span><text:span text:style-name="T19"> </text:span><text:span text:style-name="T20"><text:a xlink:href="https://www.webcomponents.org/" xlink:type="simple">Supported</text:a></text:span><text:span text:style-name="T19"><text:s/>by all major </text:span><text:span text:style-name="T19">browsers.</text:span></text:p>
              </text:list-item>
              <text:list-item>
                <text:p><text:span text:style-name="T18">We can’t rely on </text:span><text:span text:style-name="T18">standards.</text:span><text:span text:style-name="T19"> We already </text:span><text:span text:style-name="T19">are.</text:span></text:p>
                <text:list>
                  <text:list-item>
                    <text:p><text:span text:style-name="T19">HTML tags are defined </text:span><text:span text:style-name="T19">by web standards and <text:s/></text:span><text:span text:style-name="T19">implemented by </text:span><text:span text:style-name="T19">browsers. Now the </text:span><text:span text:style-name="T19">Web Platform provides </text:span><text:span text:style-name="T19">a way for developers to </text:span><text:span text:style-name="T19">create custom HTML </text:span><text:span text:style-name="T19">tags.</text:span></text:p>
                    <text:p><text:span text:style-name="T19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8" draw:text-style-name="P15" draw:layer="layout" svg:width="19.298cm" svg:height="2.139cm" svg:x="7.617cm" svg:y="-0.106cm">
          <draw:text-box>
            <text:p><text:span text:style-name="T22">Web </text:span><text:span text:style-name="T22">Compo</text:span><text:span text:style-name="T22">nents </text:span><text:span text:style-name="T22">(WC) </text:span><text:span text:style-name="T22">vs Vue </text:span><text:span text:style-name="T22">Compo</text:span><text:span text:style-name="T22">nents </text:span><text:span text:style-name="T22">(VC)</text:span></text:p>
          </draw:text-box>
        </draw:frame>
        <draw:line draw:style-name="gr4" draw:text-style-name="P12" draw:layer="layout" svg:x1="3.3cm" svg:y1="1.269cm" svg:x2="3.808cm" svg:y2="2.031cm">
          <text:p/>
        </draw:line>
        <draw:line draw:style-name="gr4" draw:text-style-name="P12" draw:layer="layout" svg:x1="7.871cm" svg:y1="1.777cm" svg:x2="8.379cm" svg:y2="2.031cm">
          <text:p/>
        </draw:line>
        <draw:line draw:style-name="gr4" draw:text-style-name="P12" draw:layer="layout" svg:x1="14.473cm" svg:y1="4.571cm" svg:x2="14.981cm" svg:y2="4.063cm">
          <text:p/>
        </draw:line>
        <draw:line draw:style-name="gr4" draw:text-style-name="P12" draw:layer="layout" svg:x1="15.489cm" svg:y1="9.905cm" svg:x2="11.426cm" svg:y2="6.603cm">
          <text:p/>
        </draw:line>
        <draw:line draw:style-name="gr4" draw:text-style-name="P12" draw:layer="layout" svg:x1="13.457cm" svg:y1="2.793cm" svg:x2="11.426cm" svg:y2="5.841cm">
          <text:p/>
        </draw:line>
        <draw:line draw:style-name="gr4" draw:text-style-name="P12" draw:layer="layout" svg:x1="4.539cm" svg:y1="0.761cm" svg:x2="4.57cm" svg:y2="2.031cm">
          <text:p/>
        </draw:line>
        <draw:frame draw:style-name="gr9" draw:text-style-name="P8" draw:layer="layout" svg:width="5.078cm" svg:height="3.095cm" svg:x="2.285cm" svg:y="2.031cm">
          <draw:text-box>
            <text:p><text:span text:style-name="T10">WC follows </text:span><text:span text:style-name="T10">normal </text:span><text:span text:style-name="T10">development </text:span><text:span text:style-name="T10">patterns.</text:span></text:p>
          </draw:text-box>
        </draw:frame>
        <draw:frame draw:style-name="gr10" draw:text-style-name="P8" draw:layer="layout" svg:width="5.332cm" svg:height="2.286cm" svg:x="8.379cm" svg:y="1.523cm">
          <draw:text-box>
            <text:p><text:span text:style-name="T10">VC code is </text:span><text:span text:style-name="T10">JSON. </text:span></text:p>
            <text:p><text:span text:style-name="T10">Is inheritance </text:span><text:span text:style-name="T10">possible? </text:span></text:p>
            <text:p><text:span text:style-name="T10">How are </text:span><text:span text:style-name="T10">dependencies </text:span><text:span text:style-name="T10">declared?</text:span></text:p>
          </draw:text-box>
        </draw:frame>
        <draw:frame draw:style-name="gr11" draw:text-style-name="P8" draw:layer="layout" svg:width="3.306cm" svg:height="2.147cm" svg:x="9.394cm" svg:y="5.587cm">
          <draw:text-box>
            <text:p><text:span text:style-name="T10">VC is not </text:span><text:span text:style-name="T10">encapsulated.</text:span></text:p>
          </draw:text-box>
        </draw:frame>
        <draw:frame draw:style-name="gr7" draw:text-style-name="P8" draw:layer="layout" svg:width="4.317cm" svg:height="1.673cm" svg:x="14.727cm" svg:y="3.301cm">
          <draw:text-box>
            <text:p><text:span text:style-name="T10">VC can only </text:span><text:span text:style-name="T10">exist in a Vue </text:span><text:span text:style-name="T10">application.</text:span></text:p>
          </draw:text-box>
        </draw:frame>
        <draw:line draw:style-name="gr4" draw:text-style-name="P12" draw:layer="layout" svg:x1="21.836cm" svg:y1="7.111cm" svg:x2="24.121cm" svg:y2="4.063cm">
          <text:p/>
        </draw:line>
        <draw:frame draw:style-name="gr12" draw:text-style-name="P8" draw:layer="layout" svg:width="4.317cm" svg:height="4.043cm" svg:x="23.868cm" svg:y="2.793cm">
          <draw:text-box>
            <text:p><text:span text:style-name="T10">VC is not a </text:span><text:span text:style-name="T10">real HTML </text:span><text:span text:style-name="T10">element. It </text:span><text:span text:style-name="T10">requires JS </text:span><text:span text:style-name="T10">magic to run </text:span><text:span text:style-name="T10">and browser </text:span><text:span text:style-name="T10">plugins to </text:span><text:span text:style-name="T10">debug.</text:span></text:p>
            <text:p><text:span text:style-name="T10">What </text:span><text:span text:style-name="T10">happened to </text:span><text:span text:style-name="T10">the custom </text:span><text:span text:style-name="T10">toast tag?</text:span></text:p>
          </draw:text-box>
        </draw:frame>
        <draw:line draw:style-name="gr4" draw:text-style-name="P12" draw:layer="layout" svg:x1="16.758cm" svg:y1="5.079cm" svg:x2="24.122cm" svg:y2="4.063cm">
          <text:p/>
        </draw:line>
        <draw:line draw:style-name="gr4" draw:text-style-name="P12" draw:layer="layout" svg:x1="19.806cm" svg:y1="6.603cm" svg:x2="18.536cm" svg:y2="4.063cm">
          <text:p/>
        </draw:line>
        <draw:line draw:style-name="gr4" draw:text-style-name="P12" draw:layer="layout" svg:x1="16.504cm" svg:y1="13.206cm" svg:x2="17.012cm" svg:y2="12.19cm">
          <text:p/>
        </draw:line>
        <draw:frame draw:style-name="gr5" draw:text-style-name="P8" draw:layer="layout" svg:width="5.078cm" svg:height="1.199cm" svg:x="14.727cm" svg:y="11.428cm">
          <draw:text-box>
            <text:p><text:span text:style-name="T10">WC is </text:span><text:span text:style-name="T10">encapsulated</text:span></text:p>
          </draw:text-box>
        </draw:frame>
        <draw:line draw:style-name="gr4" draw:text-style-name="P12" draw:layer="layout" svg:x1="23.36cm" svg:y1="9.904cm" svg:x2="23.868cm" svg:y2="10.412cm">
          <text:p/>
        </draw:line>
        <draw:line draw:style-name="gr4" draw:text-style-name="P12" draw:layer="layout" svg:x1="19.805cm" svg:y1="10.158cm" svg:x2="18.789cm" svg:y2="11.428cm">
          <text:p/>
        </draw:line>
        <draw:frame draw:style-name="gr12" draw:text-style-name="P8" draw:layer="layout" svg:width="4.317cm" svg:height="4.043cm" svg:x="23.614cm" svg:y="10.412cm">
          <draw:text-box>
            <text:p><text:span text:style-name="T10">WC is a real </text:span><text:span text:style-name="T10">HTML element </text:span><text:span text:style-name="T10">which can be </text:span><text:span text:style-name="T10">used </text:span><text:span text:style-name="T10">anywhere </text:span><text:span text:style-name="T10">HTML can be </text:span><text:span text:style-name="T10">used and can </text:span><text:span text:style-name="T10">be debugged </text:span><text:span text:style-name="T10">with the </text:span><text:span text:style-name="T10">development </text:span><text:span text:style-name="T10">tools built into </text:span><text:span text:style-name="T10">browser. </text:span></text:p>
          </draw:text-box>
        </draw:frame>
        <draw:frame draw:style-name="gr5" draw:text-style-name="P8" draw:layer="layout" svg:width="3.047cm" svg:height="1.199cm" svg:x="7.617cm" svg:y="11.936cm">
          <draw:text-box>
            <text:p><text:span text:style-name="T10">VC needs an </text:span><text:span text:style-name="T10">IDE plugin.</text:span></text:p>
          </draw:text-box>
        </draw:frame>
        <draw:frame draw:style-name="gr13" draw:text-style-name="P16" draw:layer="layout" svg:width="4.317cm" svg:height="1.27cm" svg:x="2.033cm" svg:y="10.414cm">
          <draw:text-box>
            <text:p><text:span text:style-name="T10">WC doesn’t </text:span><text:span text:style-name="T10">need an IDE </text:span><text:span text:style-name="T10">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8" draw:layer="layout" svg:width="5.586cm" svg:height="1.673cm" svg:x="6.347cm" svg:y="13.714cm">
          <draw:text-box>
            <text:p><text:span text:style-name="T10">VC doesn’t </text:span><text:span text:style-name="T10">play well with </text:span><text:span text:style-name="T10">native APIs</text:span></text:p>
          </draw:text-box>
        </draw:frame>
        <draw:line draw:style-name="gr4" draw:text-style-name="P12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3">SalesForce – </text:span><text:span text:style-name="T23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3">FireFox - </text:span><text:span text:style-name="T23"><text:a xlink:href="https://briangrinstead.com/blog/firefox-webcomponents/" xlink:type="simple">UI</text:a></text:span></text:p>
              </text:list-item>
              <text:list-item>
                <text:p><text:span text:style-name="T23">Apple – </text:span><text:span text:style-name="T23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3">Red Hat – </text:span><text:span text:style-name="T23"><text:a xlink:href="https://patternfly.github.io/patternfly-elements/" xlink:type="simple">PatternFly Elements</text:a></text:span></text:p>
              </text:list-item>
              <text:list-item>
                <text:p><text:span text:style-name="T24">General Electric – </text:span><text:span text:style-name="T24"><text:a xlink:href="https://www.predix-ui.com/#/home" xlink:type="simple">Predix Design System</text:a></text:span></text:p>
              </text:list-item>
              <text:list-item>
                <text:p><text:span text:style-name="T24">SAP – </text:span><text:span text:style-name="T24"><text:a xlink:href="https://sap.github.io/ui5-webcomponents/" xlink:type="simple">Web Component System</text:a></text:span></text:p>
              </text:list-item>
              <text:list-item>
                <text:p><text:span text:style-name="T24">Meetup.com – </text:span><text:span text:style-name="T24"><text:a xlink:href="https://meetup.github.io/swarm-design-system/" xlink:type="simple">Swarm Design System</text:a></text:span></text:p>
              </text:list-item>
              <text:list-item>
                <text:p><text:span text:style-name="T24">The open source </text:span><text:span text:style-name="T24">community - </text:span><text:span text:style-name="T25"><text:a xlink:href="https://open-wc.org/" xlink:type="simple">open-wc</text:a></text:span></text:p>
              </text:list-item>
              <text:list-item>
                <text:p><text:span text:style-name="T24">Even JavaScript </text:span><text:span text:style-name="T24">Frameworks: </text:span><text:span text:style-name="T25"><text:a xlink:href="https://vuejsdevelopers.com/2018/05/21/vue-js-web-component/" xlink:type="simple">Vue</text:a></text:span><text:span text:style-name="T25">,</text:span><text:span text:style-name="T25"><text:tab/></text:span><text:span text:style-name="T25"><text:a xlink:href="https://indepth.dev/angular-web-components-a-complete-guide/" xlink:type="simple">Angular</text:a></text:span><text:span text:style-name="T25">, </text:span><text:span text:style-name="T25"><text:a xlink:href="https://itnext.io/react-and-web-components-3e0fca98a593" xlink:type="simple">React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19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26">Safety</text:span></text:p>
                <text:list>
                  <text:list-item>
                    <text:p><text:span text:style-name="T27">It’s a standardized </text:span><text:span text:style-name="T27">technology.</text:span></text:p>
                  </text:list-item>
                  <text:list-item>
                    <text:p><text:span text:style-name="T27">Recommended by </text:span><text:span text:style-name="T27">W3C.</text:span></text:p>
                  </text:list-item>
                  <text:list-item>
                    <text:p><text:span text:style-name="T27">Supported by all major </text:span><text:span text:style-name="T27">browsers.</text:span></text:p>
                  </text:list-item>
                  <text:list-item>
                    <text:p><text:span text:style-name="T27">Adopted by enterprise </text:span><text:span text:style-name="T27">level companies.</text:span></text:p>
                  </text:list-item>
                  <text:list-item>
                    <text:p><text:span text:style-name="T27">Framework-agnostic.</text:span></text:p>
                  </text:list-item>
                  <text:list-item>
                    <text:p><text:span text:style-name="T27">Encapsulation – No </text:span><text:span text:style-name="T27">unintended side effects </text:span><text:span text:style-name="T27">from other styles or </text:span><text:span text:style-name="T27">scripts loaded in page.</text:span></text:p>
                  </text:list-item>
                  <text:list-item>
                    <text:p><text:span text:style-name="T27">Proven to work. We’ve </text:span><text:span text:style-name="T27">had web component in </text:span><text:span text:style-name="T27">production since </text:span><text:span text:style-name="T27">3/2/20.</text:span></text:p>
                  </text:list-item>
                </text:list>
              </text:list-item>
              <text:list-item>
                <text:p text:style-name="P17"><text:span text:style-name="T26">Performance</text:span></text:p>
                <text:list>
                  <text:list-item>
                    <text:p><text:span text:style-name="T27">API implemented in </text:span><text:span text:style-name="T27">web engines instead of </text:span><text:span text:style-name="T27">in JavaScript.</text:span></text:p>
                  </text:list-item>
                  <text:list-item>
                    <text:p><text:span text:style-name="T27">Don’t need to ship </text:span><text:span text:style-name="T27">JavaScript library to </text:span><text:span text:style-name="T27">client.</text:span></text:p>
                  </text:list-item>
                </text:list>
              </text:list-item>
              <text:list-item>
                <text:p text:style-name="P17"><text:span text:style-name="T26">Makes life easier</text:span></text:p>
                <text:list>
                  <text:list-item>
                    <text:p text:style-name="P18"><text:span text:style-name="T27">Distributed by a </text:span><text:span text:style-name="T27">package management </text:span><text:span text:style-name="T27">tool. No more copy and </text:span><text:span text:style-name="T27">paste.</text:span></text:p>
                  </text:list-item>
                  <text:list-item>
                    <text:p><text:span text:style-name="T27">Custom tags are self </text:span><text:span text:style-name="T27">descriptive making the </text:span><text:span text:style-name="T27">mark up easier to read.</text:span></text:p>
                  </text:list-item>
                  <text:list-item>
                    <text:p><text:span text:style-name="T27">All code/markup/styles </text:span><text:span text:style-name="T27">are in one place which </text:span><text:span text:style-name="T27">makes finding the code </text:span><text:span text:style-name="T27">easier.</text:span></text:p>
                  </text:list-item>
                  <text:list-item>
                    <text:p><text:span text:style-name="T27">Encapsulation – No </text:span><text:span text:style-name="T27">unintended side effects </text:span><text:span text:style-name="T27">from other styles or </text:span><text:span text:style-name="T27">scripts loaded in page.</text:span></text:p>
                  </text:list-item>
                  <text:list-item>
                    <text:p><text:span text:style-name="T27">Automated testing and </text:span><text:span text:style-name="T27">documentation reduce </text:span><text:span text:style-name="T27">bugs.</text:span></text:p>
                  </text:list-item>
                  <text:list-item>
                    <text:p><text:span text:style-name="T27">Provides a stable API </text:span><text:span text:style-name="T27">for behavior testing.</text:span></text:p>
                  </text:list-item>
                  <text:list-item>
                    <text:p><text:span text:style-name="T27">Reduce work by </text:span><text:span text:style-name="T27">leveraging a </text:span><text:span text:style-name="T27"><text:a xlink:href="https://www.webcomponents.org/" xlink:type="simple">huge selection</text:a></text:span><text:span text:style-name="T20"><text:s/></text:span><text:span text:style-name="T27">of open </text:span><text:span text:style-name="T27">source 3</text:span><text:span text:style-name="T28">rd</text:span><text:span text:style-name="T27"> party </text:span><text:span text:style-name="T27">components.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7"><text:span text:style-name="T29">Path of least resistance</text:span></text:p>
                <text:list>
                  <text:list-item>
                    <text:p><text:span text:style-name="T30">We already know how to use HTML.</text:span></text:p>
                  </text:list-item>
                  <text:list-item>
                    <text:p><text:span text:style-name="T30">Don’t need browser or IDE plugins.</text:span></text:p>
                  </text:list-item>
                  <text:list-item>
                    <text:p><text:span text:style-name="T31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31">Website build process already set up.</text:span></text:p>
                  </text:list-item>
                  <text:list-item>
                    <text:p><text:span text:style-name="T31">Dependency management already set up.</text:span></text:p>
                  </text:list-item>
                  <text:list-item>
                    <text:p><text:span text:style-name="T31">Web components already in production.</text:span></text:p>
                  </text:list-item>
                  <text:list-item>
                    <text:p><text:span text:style-name="T31">Team members already experienced with technology.</text:span></text:p>
                  </text:list-item>
                  <text:list-item>
                    <text:p><text:span text:style-name="T31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31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32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C0990C239608D9F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19" draw:layer="layout" svg:width="23.422cm" svg:height="9.799cm" svg:x="0.962cm" svg:y="3.663cm" presentation:class="outline" presentation:user-transformed="true">
          <draw:text-box>
            <text:list text:style-name="L2">
              <text:list-header>
                <text:p text:style-name="P17"><text:span text:style-name="T33"/></text:p>
              </text:list-header>
              <text:list-item>
                <text:p text:style-name="P17"><text:span text:style-name="T33">Train.</text:span></text:p>
              </text:list-item>
              <text:list-item>
                <text:p text:style-name="P17"><text:span text:style-name="T33">Develop web components to replace velocity templates and repeated mark up.</text:span></text:p>
                <text:list>
                  <text:list-item>
                    <text:p><text:span text:style-name="T33">Not everything needs to be a web component.</text:span></text:p>
                  </text:list-item>
                  <text:list-item>
                    <text:p><text:span text:style-name="T33">If a significant chunk of mark up is repeated it should be a component.</text:span></text:p>
                  </text:list-item>
                  <text:list-item>
                    <text:p><text:span text:style-name="T33">If a template file has its own script and style sheet it should be a component.</text:span></text:p>
                  </text:list-item>
                  <text:list-item>
                    <text:p><text:span text:style-name="T33">Components </text:span><text:span text:style-name="T34">should </text:span><text:span text:style-name="T35">be application agnostic.</text:span></text:p>
                  </text:list-item>
                  <text:list-item>
                    <text:p><text:span text:style-name="T35">Break things down to be as small as practically possible.</text:span></text:p>
                  </text:list-item>
                  <text:list-item>
                    <text:p><text:span text:style-name="T33">Avoid reinventing the wheel by leveraging the open source community.</text:span></text:p>
                    <text:list>
                      <text:list-item>
                        <text:p><text:span text:style-name="T36"><text:a xlink:href="https://vaadin.com/components" xlink:type="simple">Vaadin components</text:a></text:span></text:p>
                      </text:list-item>
                      <text:list-item>
                        <text:p><text:span text:style-name="T36"><text:a xlink:href="https://www.webcomponents.org/collection/PolymerElements/iron-elements" xlink:type="simple">Iron elements</text:a>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33">Set up a server with Jenkins to run tests and generate documentation/reports.</text:span></text:p>
              </text:list-item>
              <text:list-item>
                <text:p text:style-name="P17"><text:span text:style-name="T33">Profit.</text:span></text:p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20H20M24S</meta:editing-duration>
    <meta:editing-cycles>202</meta:editing-cycles>
    <meta:generator>LibreOffice/6.0.7.3$Linux_X86_64 LibreOffice_project/00m0$Build-3</meta:generator>
    <dc:title>Classy Red</dc:title>
    <dc:date>2020-08-25T15:21:49.793074351</dc:date>
    <meta:document-statistic meta:object-count="156"/>
  </office:meta>
</office:document-meta>
</file>